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8" table:default-cell-style-name="ce1"/>
        <table:table-column table:style-name="co19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10" table:style-name="ce6">
            <text:p>10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20" table:formula="of:=SUM([.B3:.F3])" table:style-name="ce8">
            <text:p>20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20" table:formula="of:=SUM([.Y3];[.S3];[.M3];[.G3])" table:style-name="ce9">
            <text:p>2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11" table:formula="of:=SUM([.B4:.F4])" table:style-name="ce8">
            <text:p>11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1" table:formula="of:=SUM([.Y4];[.S4];[.M4];[.G4])" table:style-name="ce9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B5:.F5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2" table:formula="of:=SUM([.B6:.F6])" table:style-name="ce8">
            <text:p>2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2" table:formula="of:=SUM([.Y6];[.S6];[.M6];[.G6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table:style-name="ce7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2" table:formula="of:=SUM([.B7:.F7])" table:style-name="ce8">
            <text:p>2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2" table:formula="of:=SUM([.Y7];[.S7];[.M7];[.G7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table:style-name="ce7"/>
          <table:table-cell office:value-type="float" office:value="5" table:formula="of:=SUM([.B8:.F8])" table:style-name="ce8">
            <text:p>5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5" table:formula="of:=SUM([.Y8];[.S8];[.M8];[.G8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Y9];[.S9];[.M9];[.G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table:style-name="ce14"/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7" table:formula="of:=SUM([.B10:.F10])" table:style-name="ce15">
            <text:p>7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7" table:formula="of:=SUM([.Y10];[.S10];[.M10];[.G10])" table:style-name="ce9">
            <text:p>7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" table:formula="of:=SUM([.B3:.B10])" table:style-name="ce18">
            <text:p>16</text:p>
          </table:table-cell>
          <table:table-cell office:value-type="float" office:value="0" table:formula="of:=SUM([.C3:.C10])" table:style-name="ce19">
            <text:p>0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0" table:formula="of:=SUM([.F3:.F10])" table:style-name="ce20">
            <text:p>0</text:p>
          </table:table-cell>
          <table:table-cell office:value-type="float" office:value="47" table:formula="of:=SUM([.G3:.G10])" table:style-name="ce4">
            <text:p>47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47" table:formula="of:=SUM([.Z3:.Z10])" table:style-name="ce21">
            <text:p>47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rancisco crocamo</dc:creator>
    <meta:creation-date>2013-08-23T13:53:05Z</meta:creation-date>
    <dc:date>2018-09-18T23:20:36Z</dc:date>
    <meta:editing-cycles>3</meta:editing-cycles>
    <meta:editing-duration>PT359S</meta:editing-duration>
  </office:meta>
</office:document-meta>
</file>